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1.5417in"/>
    </style:style>
    <style:style style:name="co3" style:family="table-column">
      <style:table-column-properties fo:break-before="auto" style:column-width="3.4689in"/>
    </style:style>
    <style:style style:name="co4" style:family="table-column">
      <style:table-column-properties fo:break-before="auto" style:column-width="1.9516in"/>
    </style:style>
    <style:style style:name="co5" style:family="table-column">
      <style:table-column-properties fo:break-before="auto" style:column-width="0.6807in"/>
    </style:style>
    <style:style style:name="co6" style:family="table-column">
      <style:table-column-properties fo:break-before="auto" style:column-width="2.3134in"/>
    </style:style>
    <style:style style:name="co7" style:family="table-column">
      <style:table-column-properties fo:break-before="auto" style:column-width="1.1508in"/>
    </style:style>
    <style:style style:name="co8" style:family="table-column">
      <style:table-column-properties fo:break-before="auto" style:column-width="0.398in"/>
    </style:style>
    <style:style style:name="co9" style:family="table-column">
      <style:table-column-properties fo:break-before="auto" style:column-width="3.4134in"/>
    </style:style>
    <style:style style:name="co10" style:family="table-column">
      <style:table-column-properties fo:break-before="auto" style:column-width="2.4661in"/>
    </style:style>
    <style:style style:name="co11" style:family="table-column">
      <style:table-column-properties fo:break-before="auto" style:column-width="3.083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335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DNS_20_Record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dddddd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eeeeee" style:diagonal-bl-tr="none" style:diagonal-tl-br="none" style:text-align-source="fix" style:repeat-content="false" fo:border="0.74pt solid #dddddd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style:diagonal-bl-tr="none" style:diagonal-tl-br="none" style:text-align-source="fix" style:repeat-content="false" fo:border="0.74pt solid #dddddd" style:rotation-align="none"/>
      <style:paragraph-properties fo:text-align="center" fo:margin-left="0in"/>
    </style:style>
    <style:style style:name="ce9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5e5c64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fo:background-color="#5e5c64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0.74pt solid #dddddd" style:diagonal-bl-tr="none" style:diagonal-tl-br="none" fo:border-left="none" fo:border-right="none" style:rotation-align="none" fo:border-top="0.74pt solid #dddddd"/>
    </style:style>
    <style:style style:name="ce15" style:family="table-cell" style:parent-style-name="Default">
      <style:table-cell-properties fo:border-bottom="0.74pt solid #dddddd" style:diagonal-bl-tr="none" style:diagonal-tl-br="none" style:text-align-source="fix" style:repeat-content="false" fo:border-left="none" fo:border-right="0.74pt solid #dddddd" style:rotation-align="none" fo:border-top="0.74pt solid #dddddd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d3d3d3" style:diagonal-bl-tr="none" style:diagonal-tl-br="none" fo:border="0.74pt solid #ddd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eeeeee" style:diagonal-bl-tr="none" style:diagonal-tl-br="none" fo:border="0.74pt solid #ddd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cfe2f3" style:diagonal-bl-tr="none" style:diagonal-tl-br="none" fo:border="0.74pt solid #ddd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a2c4c9" style:diagonal-bl-tr="none" style:diagonal-tl-br="none" fo:border="0.74pt solid #ddd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eeeeee" style:diagonal-bl-tr="none" style:diagonal-tl-br="none" style:text-align-source="value-type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cfe2f3" style:diagonal-bl-tr="none" style:diagonal-tl-br="none" style:text-align-source="value-type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a2c4c9" style:diagonal-bl-tr="none" style:diagonal-tl-br="none" style:text-align-source="value-type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16"/>
        <table:table-column table:style-name="co5" table:number-columns-repeated="2" table:default-cell-style-name="Default"/>
        <table:table-column table:style-name="co5" table:number-columns-repeated="16377"/>
        <table:table-row table:style-name="ro1">
          <table:table-cell table:style-name="ce1"/>
          <table:table-cell table:style-name="ce2" office:value-type="string" calcext:value-type="string" table:number-columns-spanned="4" table:number-rows-spanned="1">
            <text:p>Domain Profiler Summary for example.org</text:p>
          </table:table-cell>
          <table:covered-table-cell table:number-columns-repeated="2" table:style-name="ce14"/>
          <table:covered-table-cell table:style-name="ce15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3" table:number-columns-spanned="4" table:number-rows-spanned="1"/>
          <table:covered-table-cell table:number-columns-repeated="2" table:style-name="ce14"/>
          <table:covered-table-cell table:style-name="ce15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4" table:number-columns-spanned="4" table:number-rows-spanned="1"/>
          <table:covered-table-cell table:number-columns-repeated="2" table:style-name="ce14"/>
          <table:covered-table-cell table:style-name="ce15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5" office:value-type="string" calcext:value-type="string" table:number-columns-spanned="4" table:number-rows-spanned="1">
            <text:p>Top 5 Banners</text:p>
          </table:table-cell>
          <table:covered-table-cell table:number-columns-repeated="3" table:style-name="ce28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 table:number-columns-spanned="3" table:number-rows-spanned="1">
            <text:p>Count</text:p>
          </table:table-cell>
          <table:covered-table-cell table:number-columns-repeated="2" table:style-name="ce28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7" office:value-type="string" calcext:value-type="string">
            <text:p>unknown</text:p>
          </table:table-cell>
          <table:table-cell table:style-name="ce11" office:value-type="float" office:value="78" calcext:value-type="float" table:number-columns-spanned="3" table:number-rows-spanned="1">
            <text:p>78</text:p>
          </table:table-cell>
          <table:covered-table-cell table:number-columns-repeated="2" table:style-name="ce28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7" office:value-type="string" calcext:value-type="string">
            <text:p>CloudFront</text:p>
          </table:table-cell>
          <table:table-cell table:style-name="ce11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8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7" office:value-type="string" calcext:value-type="string">
            <text:p>nginx</text:p>
          </table:table-cell>
          <table:table-cell table:style-name="ce11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8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7" office:value-type="string" calcext:value-type="string">
            <text:p>awselb/2.0</text:p>
          </table:table-cell>
          <table:table-cell table:style-name="ce11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8"/>
          <table:table-cell table:style-name="ce1" table:number-columns-repeated="2"/>
          <table:table-cell table:style-name="Default" table:number-columns-repeated="16377"/>
        </table:table-row>
        <table:table-row table:style-name="ro3">
          <table:table-cell table:style-name="ce1"/>
          <table:table-cell table:style-name="ce28" table:number-columns-repeated="4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9" office:value-type="string" calcext:value-type="string" table:number-columns-spanned="4" table:number-rows-spanned="1">
            <text:p>Top 5 ASN</text:p>
          </table:table-cell>
          <table:covered-table-cell table:number-columns-repeated="3" table:style-name="ce28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10" office:value-type="string" calcext:value-type="string">
            <text:p>ASN</text:p>
          </table:table-cell>
          <table:table-cell table:style-name="ce10" office:value-type="string" calcext:value-type="string">
            <text:p>ASN Name</text:p>
          </table:table-cell>
          <table:table-cell table:style-name="ce10" office:value-type="string" calcext:value-type="string">
            <text:p>Network Range</text:p>
          </table:table-cell>
          <table:table-cell table:style-name="ce10" office:value-type="string" calcext:value-type="string">
            <text:p>Count</text:p>
          </table:table-cell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11" office:value-type="string" calcext:value-type="string">
            <text:p>14618</text:p>
          </table:table-cell>
          <table:table-cell table:style-name="ce11" office:value-type="string" calcext:value-type="string">
            <text:p>AMAZON-AES - Amazon.com, Inc.</text:p>
          </table:table-cell>
          <table:table-cell table:style-name="ce11" office:value-type="string" calcext:value-type="string">
            <text:p>52.200.0.0/13</text:p>
          </table:table-cell>
          <table:table-cell table:style-name="ce11" office:value-type="float" office:value="19" calcext:value-type="float">
            <text:p>19</text:p>
          </table:table-cell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11" office:value-type="string" calcext:value-type="string">
            <text:p>19551</text:p>
          </table:table-cell>
          <table:table-cell table:style-name="ce11" office:value-type="string" calcext:value-type="string">
            <text:p>INCAPSULA - Incapsula Inc</text:p>
          </table:table-cell>
          <table:table-cell table:style-name="ce11" office:value-type="string" calcext:value-type="string">
            <text:p>45.60.31.0/24</text:p>
          </table:table-cell>
          <table:table-cell table:style-name="ce11" office:value-type="float" office:value="13" calcext:value-type="float">
            <text:p>13</text:p>
          </table:table-cell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11" office:value-type="string" calcext:value-type="string">
            <text:p>16509</text:p>
          </table:table-cell>
          <table:table-cell table:style-name="ce11" office:value-type="string" calcext:value-type="string">
            <text:p>AMAZON-02 - Amazon.com, Inc.</text:p>
          </table:table-cell>
          <table:table-cell table:style-name="ce11" office:value-type="string" calcext:value-type="string">
            <text:p>205.251.198.0/24</text:p>
          </table:table-cell>
          <table:table-cell table:style-name="ce11" office:value-type="float" office:value="13" calcext:value-type="float">
            <text:p>13</text:p>
          </table:table-cell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11" office:value-type="string" calcext:value-type="string">
            <text:p>14340</text:p>
          </table:table-cell>
          <table:table-cell table:style-name="ce11" office:value-type="string" calcext:value-type="string">
            <text:p>SALESFORCE - Salesforce.com, Inc.</text:p>
          </table:table-cell>
          <table:table-cell table:style-name="ce11" office:value-type="string" calcext:value-type="string">
            <text:p>136.147.176.0/20</text:p>
          </table:table-cell>
          <table:table-cell table:style-name="ce11" office:value-type="float" office:value="4" calcext:value-type="float">
            <text:p>4</text:p>
          </table:table-cell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11" office:value-type="string" calcext:value-type="string">
            <text:p>701</text:p>
          </table:table-cell>
          <table:table-cell table:style-name="ce11" office:value-type="string" calcext:value-type="string">
            <text:p>UUNET - Verizon Business</text:p>
          </table:table-cell>
          <table:table-cell table:style-name="ce11" office:value-type="string" calcext:value-type="string">
            <text:p>204.51.64.0/18</text:p>
          </table:table-cell>
          <table:table-cell table:style-name="ce11" office:value-type="float" office:value="2" calcext:value-type="float">
            <text:p>2</text:p>
          </table:table-cell>
          <table:table-cell table:style-name="ce1" table:number-columns-repeated="2"/>
          <table:table-cell table:style-name="Default" table:number-columns-repeated="16377"/>
        </table:table-row>
        <table:table-row table:style-name="ro3">
          <table:table-cell table:style-name="ce1"/>
          <table:table-cell table:style-name="ce28" table:number-columns-repeated="4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12" office:value-type="string" calcext:value-type="string" table:number-columns-spanned="4" table:number-rows-spanned="1">
            <text:p>Top 5 Countries</text:p>
          </table:table-cell>
          <table:covered-table-cell table:number-columns-repeated="3" table:style-name="ce28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 table:number-columns-spanned="3" table:number-rows-spanned="1">
            <text:p>Count</text:p>
          </table:table-cell>
          <table:covered-table-cell table:number-columns-repeated="2" table:style-name="ce28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7" office:value-type="string" calcext:value-type="string">
            <text:p>United States</text:p>
          </table:table-cell>
          <table:table-cell table:style-name="ce11" office:value-type="float" office:value="56" calcext:value-type="float" table:number-columns-spanned="3" table:number-rows-spanned="1">
            <text:p>56</text:p>
          </table:table-cell>
          <table:covered-table-cell table:number-columns-repeated="2" table:style-name="ce28"/>
          <table:table-cell table:style-name="ce1" table:number-columns-repeated="2"/>
          <table:table-cell table:style-name="Default" table:number-columns-repeated="16377"/>
        </table:table-row>
        <table:table-row table:style-name="ro3">
          <table:table-cell table:style-name="ce1" table:number-columns-repeated="4"/>
          <table:table-cell table:style-name="ce28"/>
          <table:table-cell table:style-name="ce1" table:number-columns-repeated="2"/>
          <table:table-cell table:style-name="Default" table:number-columns-repeated="16377"/>
        </table:table-row>
        <table:table-row table:style-name="ro2" table:number-rows-repeated="8">
          <table:table-cell table:style-name="ce1" table:number-columns-repeated="4"/>
          <table:table-cell table:style-name="ce28"/>
          <table:table-cell table:style-name="ce1" table:number-columns-repeated="2"/>
          <table:table-cell table:style-name="Default" table:number-columns-repeated="16377"/>
        </table:table-row>
        <table:table-row table:style-name="ro4" table:number-rows-repeated="1048545">
          <table:table-cell table:number-columns-repeated="7"/>
          <table:table-cell table:style-name="Default" table:number-columns-repeated="16377"/>
        </table:table-row>
        <table:table-row table:style-name="ro4">
          <table:table-cell table:number-columns-repeated="7"/>
          <table:table-cell table:style-name="Default" table:number-columns-repeated="16377"/>
        </table:table-row>
      </table:table>
      <table:table table:name="DNS Records" table:style-name="ta2">
        <office:forms form:automatic-focus="false" form:apply-design-mode="false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21"/>
        <table:table-column table:style-name="co11" table:default-cell-style-name="ce21"/>
        <table:table-column table:style-name="co5" table:number-columns-repeated="16377" table:default-cell-style-name="Default"/>
        <table:table-row table:style-name="ro2">
          <table:table-cell table:style-name="ce17" office:value-type="string" calcext:value-type="string">
            <text:p>Host</text:p>
          </table:table-cell>
          <table:table-cell table:style-name="ce17" office:value-type="string" calcext:value-type="string">
            <text:p>IP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Reverse DNS</text:p>
          </table:table-cell>
          <table:table-cell table:style-name="ce17" office:value-type="string" calcext:value-type="string">
            <text:p>Netblock Owner</text:p>
          </table:table-cell>
          <table:table-cell table:style-name="ce17" office:value-type="string" calcext:value-type="string">
            <text:p>HTTP Service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ccess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dmin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pi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logs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ochure.example.org</text:p>
          </table:table-cell>
          <table:table-cell office:value-type="string" calcext:value-type="string">
            <text:p>99.84.160.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er-99-84-160-58.jfk50.r.cloudfront.net</text:p>
          </table:table-cell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CloudFront - ERROR: The request could not be sat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ww.brochure.example.org</text:p>
          </table:table-cell>
          <table:table-cell office:value-type="string" calcext:value-type="string">
            <text:p>18.155.192.5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CloudFront - ERROR: The request could not be sat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c.example.org</text:p>
          </table:table-cell>
          <table:table-cell office:value-type="string" calcext:value-type="string">
            <text:p>13.33.67.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er-13-33-67-45.jfk50.r.cloudfront.net</text:p>
          </table:table-cell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CloudFront - ERROR: The request could not be sat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iso-network.example.org</text:p>
          </table:table-cell>
          <table:table-cell office:value-type="string" calcext:value-type="string">
            <text:p>35.165.247.157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nginx - 410 page not found</text:p>
            <text:p>HTTPS: nginx - 410 page not foun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puter-forensics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ent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yber-defense.example.org</text:p>
          </table:table-cell>
          <table:table-cell office:value-type="string" calcext:value-type="string">
            <text:p>18.164.96.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er-18-164-96-61.jfk50.r.cloudfront.net</text:p>
          </table:table-cell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CloudFront - ERROR: The request could not be sat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yberleaders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yberwarriorchallenge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fiant.example.org</text:p>
          </table:table-cell>
          <table:table-cell office:value-type="string" calcext:value-type="string">
            <text:p>208.255.174.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UUNET - Verizon Business</text:p>
            <text:p>701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-cmp-api.example.org</text:p>
          </table:table-cell>
          <table:table-cell office:value-type="string" calcext:value-type="string">
            <text:p>3.20.70.2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3-20-70-247.us-east-2.compute.amazonaws.com</text:p>
          </table:table-cell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awselb/2.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hq.example.org</text:p>
          </table:table-cell>
          <table:table-cell office:value-type="string" calcext:value-type="string">
            <text:p>54.196.230.2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54-196-230-225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office:value-type="string" calcext:value-type="string">
            <text:p>HTTPS: awselb/2.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pi.devhq.example.org</text:p>
          </table:table-cell>
          <table:table-cell office:value-type="string" calcext:value-type="string">
            <text:p>44.195.57.1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44-195-57-130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elop.devhq.example.org</text:p>
          </table:table-cell>
          <table:table-cell office:value-type="string" calcext:value-type="string">
            <text:p>23.23.204.1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23-23-204-138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pi.develop.devhq.example.org</text:p>
          </table:table-cell>
          <table:table-cell office:value-type="string" calcext:value-type="string">
            <text:p>98.90.135.1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98-90-135-138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pi.sandbox.devhq.example.org</text:p>
          </table:table-cell>
          <table:table-cell office:value-type="string" calcext:value-type="string">
            <text:p>3.216.246.7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labs.example.org</text:p>
          </table:table-cell>
          <table:table-cell office:value-type="string" calcext:value-type="string">
            <text:p>204.51.94.233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UUNET - Verizon Business</text:p>
            <text:p>701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lerts.odin.devlabs.example.org</text:p>
          </table:table-cell>
          <table:table-cell office:value-type="string" calcext:value-type="string">
            <text:p>54.208.178.1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54-208-178-146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office:value-type="string" calcext:value-type="string">
            <text:p>HTTP:  - 404 Not Found</text:p>
            <text:p>HTTPS:  - 404 Not Foun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pi.odin.devlabs.example.org</text:p>
          </table:table-cell>
          <table:table-cell office:value-type="string" calcext:value-type="string">
            <text:p>3.238.182.2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3-238-182-230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office:value-type="string" calcext:value-type="string">
            <text:p>HTTP:  - 404 Not Found</text:p>
            <text:p>HTTPS:  - 404 Not Foun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ashboards.odin.devlabs.example.org</text:p>
          </table:table-cell>
          <table:table-cell office:value-type="string" calcext:value-type="string">
            <text:p>52.204.52.2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52-204-52-213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office:value-type="string" calcext:value-type="string">
            <text:p>HTTP:  - 404 Not Found</text:p>
            <text:p>HTTPS:  - 404 Not Foun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wr.odin.devlabs.example.org</text:p>
          </table:table-cell>
          <table:table-cell office:value-type="string" calcext:value-type="string">
            <text:p>54.208.178.1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54-208-178-146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office:value-type="string" calcext:value-type="string">
            <text:p>HTTP:  - 404 Not Found</text:p>
            <text:p>HTTPS:  - 404 Not Foun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ylabs.odin.devlabs.example.org</text:p>
          </table:table-cell>
          <table:table-cell office:value-type="string" calcext:value-type="string">
            <text:p>52.85.31.3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CloudFront - ERROR: The request could not be sat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idc.odin.devlabs.example.org</text:p>
          </table:table-cell>
          <table:table-cell office:value-type="string" calcext:value-type="string">
            <text:p>108.139.47.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er-108-139-47-100.jfk50.r.cloudfront.net</text:p>
          </table:table-cell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CloudFront - ERROR: The request could not be sat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2.odin.devlabs.example.org</text:p>
          </table:table-cell>
          <table:table-cell office:value-type="string" calcext:value-type="string">
            <text:p>100.50.147.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100-50-147-98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thanos.odin.devlabs.example.org</text:p>
          </table:table-cell>
          <table:table-cell office:value-type="string" calcext:value-type="string">
            <text:p>54.208.178.1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54-208-178-146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office:value-type="string" calcext:value-type="string">
            <text:p>HTTP:  - 404 Not Found</text:p>
            <text:p>HTTPS:  - 404 Not Found</text:p>
          </table:table-cell>
          <table:table-cell table:number-columns-repeated="16377"/>
        </table:table-row>
        <table:table-row table:style-name="ro6">
          <table:table-cell office:value-type="string" calcext:value-type="string">
            <text:p>launcher.devnetwars.example.org</text:p>
          </table:table-cell>
          <table:table-cell office:value-type="string" calcext:value-type="string">
            <text:p>35.188.16.1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78.16.188.35.bc.googleusercontent.com</text:p>
          </table:table-cell>
          <table:table-cell office:value-type="string" calcext:value-type="string">
            <text:p>GOOGLE-CLOUD-PLATFORM - Google LLC</text:p>
            <text:p>396982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fir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gital-forensics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6">
          <table:table-cell office:value-type="string" calcext:value-type="string">
            <text:p>dns21a.example.org</text:p>
          </table:table-cell>
          <table:table-cell office:value-type="string" calcext:value-type="string">
            <text:p>66.35.59.7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MDC-AS12025 - Iron Mountain Data Center</text:p>
            <text:p>12025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ail.example.org</text:p>
          </table:table-cell>
          <table:table-cell office:value-type="string" calcext:value-type="string">
            <text:p>136.147.129.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k27.mta.exacttarget.com</text:p>
          </table:table-cell>
          <table:table-cell office:value-type="string" calcext:value-type="string">
            <text:p>SALESFORCE - Salesforce.com, Inc.</text:p>
            <text:p>14340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ick.email.example.org</text:p>
          </table:table-cell>
          <table:table-cell office:value-type="string" calcext:value-type="string">
            <text:p>136.147.189.1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ick.email.example.org</text:p>
          </table:table-cell>
          <table:table-cell office:value-type="string" calcext:value-type="string">
            <text:p>SALESFORCE - Salesforce.com, Inc.</text:p>
            <text:p>14340 / United States</text:p>
          </table:table-cell>
          <table:table-cell office:value-type="string" calcext:value-type="string">
            <text:p>HTTPS: <text:s/>- 403 - Forbidden: Access is denied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age.email.example.org</text:p>
          </table:table-cell>
          <table:table-cell office:value-type="string" calcext:value-type="string">
            <text:p>54.230.253.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er-54-230-253-32.atl59.r.cloudfront.net</text:p>
          </table:table-cell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CloudFront - ERROR: The request could not be sat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ta.email.example.org</text:p>
          </table:table-cell>
          <table:table-cell office:value-type="string" calcext:value-type="string">
            <text:p>136.147.188.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ta.email.example.org</text:p>
          </table:table-cell>
          <table:table-cell office:value-type="string" calcext:value-type="string">
            <text:p>SALESFORCE - Salesforce.com, Inc.</text:p>
            <text:p>14340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iew.email.example.org</text:p>
          </table:table-cell>
          <table:table-cell office:value-type="string" calcext:value-type="string">
            <text:p>136.147.189.15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ALESFORCE - Salesforce.com, Inc.</text:p>
            <text:p>14340 / United States</text:p>
          </table:table-cell>
          <table:table-cell office:value-type="string" calcext:value-type="string">
            <text:p>HTTPS: <text:s/>- Object moved</text:p>
          </table:table-cell>
          <table:table-cell table:number-columns-repeated="16377"/>
        </table:table-row>
        <table:table-row table:style-name="ro6">
          <table:table-cell office:value-type="string" calcext:value-type="string">
            <text:p>ep.example.org</text:p>
          </table:table-cell>
          <table:table-cell office:value-type="string" calcext:value-type="string">
            <text:p>160.109.226.1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NTTDATA-SERVICES-AS1 - NTT DATA Services Holdings Corporation</text:p>
            <text:p>1294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eedback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nsics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o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w1-dev-aws.example.org</text:p>
          </table:table-cell>
          <table:table-cell office:value-type="string" calcext:value-type="string">
            <text:p>100.26.66.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w1-dev-aws.example.org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w1-prod-aws.example.org</text:p>
          </table:table-cell>
          <table:table-cell office:value-type="string" calcext:value-type="string">
            <text:p>3.233.212.1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w1-prod-aws.example.org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w2-dev-aws.example.org</text:p>
          </table:table-cell>
          <table:table-cell office:value-type="string" calcext:value-type="string">
            <text:p>34.226.171.1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w2-dev-aws.example.org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w2-prod-aws.example.org</text:p>
          </table:table-cell>
          <table:table-cell office:value-type="string" calcext:value-type="string">
            <text:p>34.192.32.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w2-prod-aws.example.org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w3-dev-aws.example.org</text:p>
          </table:table-cell>
          <table:table-cell office:value-type="string" calcext:value-type="string">
            <text:p>52.21.251.1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w3-dev-aws.example.org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w3-prod-aws.example.org</text:p>
          </table:table-cell>
          <table:table-cell office:value-type="string" calcext:value-type="string">
            <text:p>35.171.37.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w3-prod-aws.example.org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w4-dev-aws.example.org</text:p>
          </table:table-cell>
          <table:table-cell office:value-type="string" calcext:value-type="string">
            <text:p>54.90.161.9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w4-prod-aws.example.org</text:p>
          </table:table-cell>
          <table:table-cell office:value-type="string" calcext:value-type="string">
            <text:p>52.202.199.1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w4-prod-aws.example.org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6">
          <table:table-cell table:style-name="ce19" office:value-type="string" calcext:value-type="string">
            <text:p>10 mxa-002c1802.gslb.pphosted.com</text:p>
          </table:table-cell>
          <table:table-cell table:style-name="ce19" office:value-type="string" calcext:value-type="string">
            <text:p>205.220.161.71</text:p>
          </table:table-cell>
          <table:table-cell table:style-name="ce19" office:value-type="string" calcext:value-type="string">
            <text:p>MX</text:p>
          </table:table-cell>
          <table:table-cell table:style-name="ce19" office:value-type="string" calcext:value-type="string">
            <text:p>mx0a-002c1802.pphosted.com</text:p>
          </table:table-cell>
          <table:table-cell table:style-name="ce22" office:value-type="string" calcext:value-type="string">
            <text:p>PROOFPOINT-ASN-US-WEST - Proofpoint, Inc.</text:p>
            <text:p>26211 / United States</text:p>
          </table:table-cell>
          <table:table-cell table:style-name="ce22"/>
          <table:table-cell table:number-columns-repeated="16377"/>
        </table:table-row>
        <table:table-row table:style-name="ro6">
          <table:table-cell table:style-name="ce19" office:value-type="string" calcext:value-type="string">
            <text:p>10 mxb-002c1802.gslb.pphosted.com</text:p>
          </table:table-cell>
          <table:table-cell table:style-name="ce19" office:value-type="string" calcext:value-type="string">
            <text:p>205.220.173.71</text:p>
          </table:table-cell>
          <table:table-cell table:style-name="ce19" office:value-type="string" calcext:value-type="string">
            <text:p>MX</text:p>
          </table:table-cell>
          <table:table-cell table:style-name="ce19" office:value-type="string" calcext:value-type="string">
            <text:p>mx0b-002c1802.pphosted.com</text:p>
          </table:table-cell>
          <table:table-cell table:style-name="ce22" office:value-type="string" calcext:value-type="string">
            <text:p>PROOFPOINT-ASN-US-EAST - Proofpoint, Inc.</text:p>
            <text:p>22843 / United States</text:p>
          </table:table-cell>
          <table:table-cell table:style-name="ce22"/>
          <table:table-cell table:number-columns-repeated="16377"/>
        </table:table-row>
        <table:table-row table:style-name="ro1">
          <table:table-cell table:style-name="ce20" office:value-type="string" calcext:value-type="string">
            <text:p>ns-282.awsdns-35.com</text:p>
          </table:table-cell>
          <table:table-cell table:style-name="ce20" office:value-type="string" calcext:value-type="string">
            <text:p>205.251.193.26</text:p>
          </table:table-cell>
          <table:table-cell table:style-name="ce20" office:value-type="string" calcext:value-type="string">
            <text:p>NS</text:p>
          </table:table-cell>
          <table:table-cell table:style-name="ce20" office:value-type="string" calcext:value-type="string">
            <text:p>ns-282.awsdns-35.com</text:p>
          </table:table-cell>
          <table:table-cell table:style-name="ce23" office:value-type="string" calcext:value-type="string">
            <text:p>AMAZON-02 - Amazon.com, Inc.</text:p>
            <text:p>16509 / United States</text:p>
          </table:table-cell>
          <table:table-cell table:style-name="ce23"/>
          <table:table-cell table:number-columns-repeated="16377"/>
        </table:table-row>
        <table:table-row table:style-name="ro1">
          <table:table-cell table:style-name="ce20" office:value-type="string" calcext:value-type="string">
            <text:p>ns-749.awsdns-29.net</text:p>
          </table:table-cell>
          <table:table-cell table:style-name="ce20" office:value-type="string" calcext:value-type="string">
            <text:p>205.251.194.237</text:p>
          </table:table-cell>
          <table:table-cell table:style-name="ce20" office:value-type="string" calcext:value-type="string">
            <text:p>NS</text:p>
          </table:table-cell>
          <table:table-cell table:style-name="ce20"/>
          <table:table-cell table:style-name="ce23" office:value-type="string" calcext:value-type="string">
            <text:p>AMAZON-02 - Amazon.com, Inc.</text:p>
            <text:p>16509 / United States</text:p>
          </table:table-cell>
          <table:table-cell table:style-name="ce23"/>
          <table:table-cell table:number-columns-repeated="16377"/>
        </table:table-row>
        <table:table-row table:style-name="ro1">
          <table:table-cell table:style-name="ce20" office:value-type="string" calcext:value-type="string">
            <text:p>ns-1270.awsdns-30.org</text:p>
          </table:table-cell>
          <table:table-cell table:style-name="ce20" office:value-type="string" calcext:value-type="string">
            <text:p>205.251.196.246</text:p>
          </table:table-cell>
          <table:table-cell table:style-name="ce20" office:value-type="string" calcext:value-type="string">
            <text:p>NS</text:p>
          </table:table-cell>
          <table:table-cell table:style-name="ce20" office:value-type="string" calcext:value-type="string">
            <text:p>ns-1270.awsdns-30.org</text:p>
          </table:table-cell>
          <table:table-cell table:style-name="ce23" office:value-type="string" calcext:value-type="string">
            <text:p>AMAZON-02 - Amazon.com, Inc.</text:p>
            <text:p>16509 / United States</text:p>
          </table:table-cell>
          <table:table-cell table:style-name="ce23"/>
          <table:table-cell table:number-columns-repeated="16377"/>
        </table:table-row>
        <table:table-row table:style-name="ro1">
          <table:table-cell table:style-name="ce20" office:value-type="string" calcext:value-type="string">
            <text:p>ns-1746.awsdns-26.co.uk</text:p>
          </table:table-cell>
          <table:table-cell table:style-name="ce20" office:value-type="string" calcext:value-type="string">
            <text:p>205.251.198.210</text:p>
          </table:table-cell>
          <table:table-cell table:style-name="ce20" office:value-type="string" calcext:value-type="string">
            <text:p>NS</text:p>
          </table:table-cell>
          <table:table-cell table:style-name="ce20"/>
          <table:table-cell table:style-name="ce23" office:value-type="string" calcext:value-type="string">
            <text:p>AMAZON-02 - Amazon.com, Inc.</text:p>
            <text:p>16509 / United States</text:p>
          </table:table-cell>
          <table:table-cell table:style-name="ce23"/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8">00/00/0000</text:date>, <text:time style:data-style-name="N2" text:time-value="21:55:44.8854533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NS_20_Records" style:display-name="PageStyle_DNS Recor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penpyxl</meta:initial-creator>
    <meta:creation-date>2026-02-16T01:14:48</meta:creation-date>
    <dc:date>2026-03-08T21:55:52.428311929</dc:date>
    <meta:generator>LibreOffice/25.8.4.2$Linux_AARCH64 LibreOffice_project/580$Build-2</meta:generator>
    <meta:editing-duration>PT21M21S</meta:editing-duration>
    <meta:editing-cycles>4</meta:editing-cycles>
    <meta:document-statistic meta:table-count="2" meta:cell-count="333" meta:object-count="0"/>
    <meta:user-defined meta:name="AppVersion">16.0300</meta:user-defined>
  </office:meta>
</office:document-meta>
</file>